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thought maybe I could shed some light on some of the questions and concerns raised about the Bath interferometer. <text:s/>If you already have test systems that allow you to make the kind of mirrors you want then keep using them. <text:s/>The Bath is not for you unless you like to learn about that kind of thing. <text:s/>I am the author of the free analysis software OpenFringe and have used the Bath to make and measure many mirrors. <text:s/>My purpose to begin with was to asses a 16 x 1 inch F5 plate glass mirror that I had already made. <text:s/>In the process I used it to improve that mirror.</text:p>
      <text:p text:style-name="Standard"/>
      <text:p text:style-name="Standard"/>
      <text:p text:style-name="P1">Bath Astig</text:p>
      <text:p text:style-name="Standard">The Bath interferometer induces astig yes but it is very small for most mirrors but even then there are procedures that allow you to remove system atig without removing the mirror astig. <text:s/>The astig value depends on the beam separation as in the following equation. </text:p>
      <text:p text:style-name="Standard"/>
      <text:p text:style-name="Standard">Surface PV astig <text:s/>= Diam^2 * Beam separation ^2/16 (roc^3)</text:p>
      <text:p text:style-name="Standard"/>
      <text:p text:style-name="Standard">For a 12.5 inch F4.7 <text:s/>with beam separation of 7mm the PV surface astig is .009 waves.</text:p>
      <text:p text:style-name="Standard">For a 20 inch F3 with beam separation of 7mm it is .02 waves.</text:p>
      <text:p text:style-name="Standard"/>
      <text:p text:style-name="Standard">Like I said there are processes to eliminate it from the analysis if you use my free OpenFringe analysis software. <text:s/>There are 2 ways. <text:s/>You can input your beam separation and have OpenFringe subtract it out of the analysis. <text:s/>However I prefer the second way. <text:s/>It is a process that will remove other system induced errors as well and I will discuss it later.</text:p>
      <text:p text:style-name="Standard"/>
      <text:p text:style-name="Standard">Bottom line is there is astig that is usually small but can be separated out from the analysis.</text:p>
      <text:p text:style-name="Standard"/>
      <text:p text:style-name="Standard">OpenFringe will calculate and display the induced astig for you once you input the mirror and interferometer parameters. <text:s/></text:p>
      <text:p text:style-name="Standard"/>
      <text:p text:style-name="Standard"/>
      <text:p text:style-name="P1">Precision of components needed.</text:p>
      <text:p text:style-name="Standard">The Bath is not quite a common path interferometer where the errors in the optics cancel out. <text:s/>However it is almost common path. <text:s/>For the most part the errors it can introduce are very tiny. They too can be seperated out from the analysis in the same process that removes the Bath astig. <text:s/>The beams are very small and use little of the surface of the optics. </text:p>
      <text:p text:style-name="Standard"/>
      <text:p text:style-name="Standard">I will describe later how I calibrated my setup. <text:s/>But after they were calibrated and I had analysis of several different mirrors I changed the Bath interferometer components. <text:s/>The analysis results were the same. <text:s/>I did this for the laser, the cube, the mirror, and the lens. <text:s/>In addition one can change where the laser hits the cube, mirror, and lens by various methods. <text:s/>Doing so also did not change the analysis. <text:s/>Thus I proved to my satisfaction that the components were not critical. <text:s/>All of my optics were brought from Surplus shed for less than $20. <text:s/>The laesr module I got for about $15 from the net. <text:s/>I also once made my own splitter by gluing two prisms together with canola oil. <text:s/>Once again there was no appreciable difference in the analysis result.</text:p>
      <text:p text:style-name="Standard"/>
      <text:p text:style-name="Standard">But if you want to find out for yourself just build a Bath interferometer and try altering where the beam hits the optical <text:s/>components. <text:s/>That Bath itself can be build for about $30. <text:s/>You will need a stage and a camera to digitize the image .</text:p>
      <text:p text:style-name="Standard"/>
      <text:p text:style-name="P1">Vibration, air currents, dirt.</text:p>
      <text:p text:style-name="P2"><text:soft-page-break/>Air currents alter the seeing between the interferometer and the mirror under test. <text:s/>It primarily induces astig. <text:s/>Vibration causes the fringes to blur at the edges of the interferogram along the length of the fringe. <text:s/>Dirt on the optics cause diffraction patterns that create bulls eye <text:s/>patterns on the interferogram.</text:p>
      <text:p text:style-name="P2">To reduce their effects we average the results of the igrams but not the igrams themselves. <text:s/>That is because unlike seeing vibration is a periodic error fringes will blur even more if the igram is stack. <text:s/></text:p>
      <text:p text:style-name="P2"/>
      <text:p text:style-name="P2">First lets talk about the air currents they are easier to deal with because most of the time you can create a test tunnel. <text:s/>But you can also average them out by averaging several analysis. <text:s/>The vibration can be a harder problem but it to can be tamed. <text:s/>Usually using a fast shutter speed will do it. <text:s/>However if you can not get good exposure that way then there is another averaging technique that can be used. <text:s/>In this case you take igrams with several different fringe orientations. <text:s/>Most of the time the blurry fringes are just the outside ones and when using OpenFringe FFT analysis (described later) it will add a bit of noise to the surface in those areas. <text:s/>So if you can move those areas around you can average out the vibration as well.</text:p>
      <text:p text:style-name="P2"/>
      <text:p text:style-name="P2">Dirt in the system that causes bulls eye patterns in the igram and then in the surface use a different technique to by averaged out. <text:s/>We rotate the mirror which imprints the pattern on to a different area for each rotation. <text:s/>Then we counter rotate the analysis and average all of them together. <text:s/>That reduces the magnitude of the bulls eye pattern on the surface by 1/n where n is the number of rotations.</text:p>
      <text:p text:style-name="P2"/>
      <text:p text:style-name="P2"/>
      <text:p text:style-name="P1">Removing Atig and other system induced terms.</text:p>
      <text:p text:style-name="P2">Earlier I said I like another method to remove the Bath astig instead of just subtracting it out. <text:s/>This method will not only remove it but it will remove other non-symetric errors in the system as well. <text:s/>This includes the atig the test stand induces on the mirror which is almost always larger than the bath induced astig in the first place. <text:s/>It removes most of the terms induced because the Bath is not quite a common path system. <text:s/>It removes all of that and the air current problems and the dirt bulls eyes all in the same procedure. <text:s/>It is simply to rotate the mirror through 45 deg angles for <text:s/>8 positions and then counter rotate the analysis and average it all together. <text:s/>Sounds like a lot of work and it can be. <text:s/>However you don't have to do all 8 stations once you characterize your system well enough so that you know what to look past. <text:s/>For the final analysis you will want to do it.</text:p>
      <text:p text:style-name="P2"/>
      <text:p text:style-name="P1">Calibration</text:p>
      <text:p text:style-name="P2">This is what I have done to prove to my satisfaction that my Bath interferometers are accurate for their intended purpose helping to make great telescope mirrors. <text:s/>To begin with I participated in a mirror interferometry round robin where 2 other people and I measured the same mirror. <text:s/>Each of us has a differnet interferometer only I had a Bath. <text:s/>Each of us used different analysis software as well. <text:s/>Those results were very close to each other and you can find the report on the web at the atmsite.</text:p>
      <text:p text:style-name="P2"/>
      <text:p text:style-name="P2">Next I measured it against my robo foucalt system. <text:s/>The robo foucault system was not calibrated against anything but if it and the interferometer gave similar results to 1/10 of a wave or better the likelihood that both are accurate is good in my opinion. <text:s/>While foucault can not see astig or other non-symetric type type errors the surface profiles matched to 1/50 wave when then non-symetric errors were removed from the interferometry results.</text:p>
      <text:p text:style-name="P2"/>
      <text:p text:style-name="P2">I have measured mirrors that had been in telescopes. First, I had looked through and star tested (as described by Suiter) those mirros that came from known good mirror makers. <text:s/>I compared their star tests to the simulated star tests OpenFringe created from analysis of those mirrors. <text:s/>Part of this was a visual comparison but also a check on the quality metrics that OpenFringe gave the mirror. <text:s/>Using the <text:soft-page-break/>star test allowed me to confirm if the numerical results seemed reasonable up to the level of seeing in the star test. <text:s/>In all 3 cases the analysis matched the star test results to the best of my abilities.</text:p>
      <text:p text:style-name="P2"/>
      <text:p text:style-name="P2">Lastly I have measured a mirror from Orion UK that came with its own interferometry report. <text:s/>Their strehl was .991 and mine was .97 if I remove the astig I found in the mirror. <text:s/>OpenFringe has an analysis method that can give error data at each pixel of the mirror. <text:s/>That allows me to construct a high resolution surface image much like PSI can do. <text:s/>It is not quite as good as PSI but it is pretty good. <text:s/>So beside the RMS based comparison I could see how close of a surface match I got. <text:s/>That is displayed in the Orion comparison attachment.</text:p>
      <text:p text:style-name="P2"/>
      <text:p text:style-name="P2">Lastly I have also been interested in finding ways to compare the analysis from different test systems. <text:s/>That is why I added functions into OpenFringe so that it can create Ronchi, Foucault, and Star Test images from the analysis. <text:s/>It lets me compare real Ronchi and Foucault images to analysis from OpenFringe. <text:s/>Over the years I have posted comparison images on the net that show how similar the images are. <text:s/>One of those is also attached for a rough surfaced mirror. <text:s/></text:p>
      <text:p text:style-name="P2"/>
      <text:p text:style-name="P1">Surface smoothness detection.</text:p>
      <text:p text:style-name="P2">The bath interferometer can detect rough surface smoothness. <text:s/>The attachment shows an example and those dimples were measured by my system to by 1/50 wave PV on the surface. <text:s/>It is easier to see broad areas of ripple like that. <text:s/>It is not so easy to see micro ripple like on the Orion UK mirror in the attached real foucault image. <text:s/>So I always say use the Bath in combination with a Foucault image to check surface condition. <text:s/>Foucault is also easier to test the last 1/16 of an inch edge condition as well.</text:p>
      <text:p text:style-name="P2"/>
      <text:p text:style-name="P1">Modern Igram Analysis Mothods</text:p>
      <text:p text:style-name="P2">In the past most interferograms were analyzed using a method of tracing the fringes. Next fast fourier tranform (FFT) methods were described in the literature but soon surpassed by Phase Shift Interferometry (PSI.) <text:s/>PSI is superior to the FFT method because it is more immune to background noise but requires slight more complexity in the interferometer. <text:s/>Both fringe tracing and the FFT method is built into OpenFringe. <text:s/>This allows us to get high resolution images of the mirror surface. <text:s/>Every pixel on the surface contributes to the analysis and the result has a error height for each of the pixels.</text:p>
      <text:p text:style-name="P2"/>
      <text:p text:style-name="P2">I will add another post to show OpenFringe resolution capabilites.</text:p>
      <text:p text:style-name="P2"/>
      <text:p text:style-name="P2">For more information please ask questions at the yahoo group interferometry.</text:p>
      <text:p text:style-name="P2"/>
      <text:p text:style-name="P2">Dale Ea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e Eason</meta:initial-creator>
    <meta:creation-date>2013-06-05T18:15:52.01</meta:creation-date>
    <dc:date>2016-09-13T17:12:46.15</dc:date>
    <meta:editing-duration>PT18M55S</meta:editing-duration>
    <meta:editing-cycles>2</meta:editing-cycles>
    <meta:generator>OpenOffice/4.1.2$Win32 OpenOffice.org_project/412m3$Build-9782</meta:generator>
    <meta:document-statistic meta:table-count="0" meta:image-count="0" meta:object-count="0" meta:page-count="3" meta:paragraph-count="33" meta:word-count="1705" meta:character-count="9546"/>
  </office:meta>
</office:document-meta>
</file>